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 style:list-style-name="L34">
      <style:paragraph-properties fo:margin-top="0cm" fo:margin-bottom="0cm" loext:contextual-spacing="false" fo:line-height="138%" style:writing-mode="lr-tb"/>
      <style:text-properties style:text-underline-style="none" fo:font-weight="bold" officeooo:rsid="0098cbca" officeooo:paragraph-rsid="020e9c85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b2a416" officeooo:paragraph-rsid="01cf56b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b2a416" officeooo:paragraph-rsid="020d1202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2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b63da6" officeooo:paragraph-rsid="020ce13d" style:text-blinking="false" fo:background-color="transparent"/>
    </style:style>
    <style:style style:name="P25" style:family="paragraph" style:parent-style-name="Text_20_body" style:list-style-name="L4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f08479" officeooo:paragraph-rsid="022c3fc8" style:text-blinking="false" fo:background-color="transparent"/>
    </style:style>
    <style:style style:name="P26" style:family="paragraph" style:parent-style-name="Text_20_body" style:list-style-name="L4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f916e6" officeooo:paragraph-rsid="022c3fc8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1b2a416" officeooo:paragraph-rsid="020d1202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1f08479" officeooo:paragraph-rsid="022b5233" style:text-blinking="false" fo:background-color="transparent" style:font-weight-asian="bold" style:font-weight-complex="bold"/>
    </style:style>
    <style:style style:name="P29" style:family="paragraph" style:parent-style-name="Text_20_body" style:list-style-name="L38">
      <style:paragraph-properties fo:margin-top="0cm" fo:margin-bottom="0cm" loext:contextual-spacing="false" fo:line-height="138%" style:writing-mode="lr-tb"/>
      <style:text-properties officeooo:rsid="01c0689b" officeooo:paragraph-rsid="02294eef"/>
    </style:style>
    <style:style style:name="P30" style:family="paragraph" style:parent-style-name="Text_20_body" style:list-style-name="L22">
      <style:paragraph-properties fo:margin-top="0cm" fo:margin-bottom="0cm" loext:contextual-spacing="false" fo:line-height="138%" style:writing-mode="lr-tb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1b2a416"/>
    </style:style>
    <style:style style:name="P32" style:family="paragraph" style:parent-style-name="Text_20_body" style:list-style-name="L34">
      <style:paragraph-properties fo:margin-top="0cm" fo:margin-bottom="0cm" loext:contextual-spacing="false" fo:line-height="138%" style:writing-mode="lr-tb"/>
      <style:text-properties officeooo:paragraph-rsid="020d1202"/>
    </style:style>
    <style:style style:name="P33" style:family="paragraph" style:parent-style-name="Text_20_body" style:list-style-name="L34">
      <style:paragraph-properties fo:margin-top="0cm" fo:margin-bottom="0cm" loext:contextual-spacing="false" fo:line-height="138%" style:writing-mode="lr-tb"/>
      <style:text-properties officeooo:paragraph-rsid="020e9c85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officeooo:rsid="01b63da6" officeooo:paragraph-rsid="01cf56ba"/>
    </style:style>
    <style:style style:name="P35" style:family="paragraph" style:parent-style-name="Text_20_body" style:list-style-name="L33">
      <style:paragraph-properties fo:margin-top="0cm" fo:margin-bottom="0cm" loext:contextual-spacing="false" fo:line-height="138%" style:writing-mode="lr-tb"/>
      <style:text-properties officeooo:rsid="01b63da6" officeooo:paragraph-rsid="01cf56ba"/>
    </style:style>
    <style:style style:name="P36" style:family="paragraph" style:parent-style-name="Text_20_body" style:list-style-name="L33">
      <style:paragraph-properties fo:margin-top="0cm" fo:margin-bottom="0cm" loext:contextual-spacing="false" fo:line-height="138%" style:writing-mode="lr-tb"/>
      <style:text-properties officeooo:rsid="01b63da6" officeooo:paragraph-rsid="020c6bfe"/>
    </style:style>
    <style:style style:name="P37" style:family="paragraph" style:parent-style-name="Text_20_body" style:list-style-name="L33">
      <style:paragraph-properties fo:margin-top="0cm" fo:margin-bottom="0cm" loext:contextual-spacing="false" fo:line-height="138%" style:writing-mode="lr-tb"/>
      <style:text-properties officeooo:rsid="01b63da6" officeooo:paragraph-rsid="020ce13d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officeooo:rsid="01b63da6" officeooo:paragraph-rsid="02294eef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officeooo:rsid="01b63da6" officeooo:paragraph-rsid="022b5233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officeooo:rsid="01b71372" officeooo:paragraph-rsid="022b5233"/>
    </style:style>
    <style:style style:name="P41" style:family="paragraph" style:parent-style-name="Text_20_body" style:list-style-name="L39">
      <style:paragraph-properties fo:margin-top="0cm" fo:margin-bottom="0cm" loext:contextual-spacing="false" fo:line-height="138%" style:writing-mode="lr-tb"/>
      <style:text-properties officeooo:rsid="01d691cb" officeooo:paragraph-rsid="022c3fc8"/>
    </style:style>
    <style:style style:name="P42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1f9eee4" officeooo:paragraph-rsid="01f9eee4"/>
    </style:style>
    <style:style style:name="P43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1f9eee4" officeooo:paragraph-rsid="020b5594"/>
    </style:style>
    <style:style style:name="P44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20662d1" officeooo:paragraph-rsid="020b5594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officeooo:rsid="020662d1" officeooo:paragraph-rsid="020d1202"/>
    </style:style>
    <style:style style:name="P46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20a4e5f" officeooo:paragraph-rsid="020b5594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officeooo:rsid="02156b21" officeooo:paragraph-rsid="02156b21"/>
    </style:style>
    <style:style style:name="P48" style:family="paragraph" style:parent-style-name="Text_20_body" style:list-style-name="L35">
      <style:paragraph-properties fo:margin-top="0cm" fo:margin-bottom="0cm" loext:contextual-spacing="false" fo:line-height="138%" style:writing-mode="lr-tb"/>
      <style:text-properties officeooo:rsid="02156b21" officeooo:paragraph-rsid="02156b21"/>
    </style:style>
    <style:style style:name="P49" style:family="paragraph" style:parent-style-name="Text_20_body" style:list-style-name="L37">
      <style:paragraph-properties fo:margin-top="0cm" fo:margin-bottom="0cm" loext:contextual-spacing="false" fo:line-height="138%" style:writing-mode="lr-tb"/>
      <style:text-properties officeooo:rsid="01bf4b10" officeooo:paragraph-rsid="0229ba56"/>
    </style:style>
    <style:style style:name="P50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2249c99" officeooo:paragraph-rsid="02249c99"/>
    </style:style>
    <style:style style:name="P51" style:family="paragraph" style:parent-style-name="Text_20_body" style:list-style-name="L31">
      <style:paragraph-properties fo:margin-top="0cm" fo:margin-bottom="0cm" loext:contextual-spacing="false" fo:line-height="138%" style:writing-mode="lr-tb"/>
      <style:text-properties officeooo:rsid="022658be" officeooo:paragraph-rsid="022658be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1f9eee4" style:font-weight-asian="bold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2156b21" officeooo:paragraph-rsid="02156b21" style:font-weight-asian="bold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1c0689b" officeooo:paragraph-rsid="02294eef" style:font-weight-asian="bold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1bf4b10" officeooo:paragraph-rsid="0229ba56" style:font-weight-asian="bold" style:font-weight-complex="bold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1d691cb" officeooo:paragraph-rsid="022b5233" style:font-weight-asian="bold" style:font-weight-complex="bold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1b63da6" officeooo:paragraph-rsid="01cf56ba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style:text-underline-style="solid" style:text-underline-width="auto" style:text-underline-color="font-color" fo:font-weight="normal" officeooo:rsid="001dfd2b" style:font-weight-asian="normal" style:font-weight-complex="normal"/>
    </style:style>
    <style:style style:name="T3" style:family="text">
      <style:text-properties officeooo:rsid="01f9eee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)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3">(Arrays, Strings, Maths, Hashing &amp; 2-pointer)</text:span></text:p>
      <text:list xml:id="list1891864472945494528" text:style-name="L31">
        <text:list-item>
          <text:p text:style-name="P42"><text:a xlink:type="simple" xlink:href="https://leetcode.com/problems/find-the-duplicate-number/" text:style-name="Internet_20_link" text:visited-style-name="Visited_20_Internet_20_Link">https://leetcode.com/problems/find-the-duplicate-number/</text:a></text:p>
        </text:list-item>
        <text:list-item>
          <text:p text:style-name="P43"><text:a xlink:type="simple" xlink:href="https://leetcode.com/problems/sort-colors/" text:style-name="Internet_20_link" text:visited-style-name="Visited_20_Internet_20_Link">https://leetcode.com/problems/sort-colors/</text:a></text:p>
        </text:list-item>
        <text:list-item>
          <text:p text:style-name="P43"><text:a xlink:type="simple" xlink:href="https://practice.geeksforgeeks.org/problems/find-missing-and-repeating/0" text:style-name="Internet_20_link" text:visited-style-name="Visited_20_Internet_20_Link">https://practice.geeksforgeeks.org/problems/find-missing-and-repeating/0</text:a></text:p>
        </text:list-item>
        <text:list-item>
          <text:p text:style-name="P43"><text:a xlink:type="simple" xlink:href="https://practice.geeksforgeeks.org/problems/merge-two-sorted-arrays/0" text:style-name="Internet_20_link" text:visited-style-name="Visited_20_Internet_20_Link">https://practice.geeksforgeeks.org/problems/merge-two-sorted-arrays/0</text:a></text:p>
        </text:list-item>
        <text:list-item>
          <text:p text:style-name="P43"><text:a xlink:type="simple" xlink:href="https://leetcode.com/problems/merge-sorted-array/" text:style-name="Internet_20_link" text:visited-style-name="Visited_20_Internet_20_Link">https://leetcode.com/problems/merge-sorted-array/</text:a></text:p>
        </text:list-item>
        <text:list-item>
          <text:p text:style-name="P43"><text:a xlink:type="simple" xlink:href="https://leetcode.com/problems/merge-intervals/" text:style-name="Internet_20_link" text:visited-style-name="Visited_20_Internet_20_Link">https://leetcode.com/problems/merge-intervals/</text:a></text:p>
        </text:list-item>
        <text:list-item>
          <text:p text:style-name="P43"><text:a xlink:type="simple" xlink:href="https://leetcode.com/problems/set-matrix-zeroes/" text:style-name="Internet_20_link" text:visited-style-name="Visited_20_Internet_20_Link">https://leetcode.com/problems/set-matrix-zeroes/</text:a></text:p>
        </text:list-item>
        <text:list-item>
          <text:p text:style-name="P43"><text:a xlink:type="simple" xlink:href="https://leetcode.com/problems/pascals-triangle/" text:style-name="Internet_20_link" text:visited-style-name="Visited_20_Internet_20_Link">https://leetcode.com/problems/pascals-triangle/</text:a></text:p>
        </text:list-item>
        <text:list-item>
          <text:p text:style-name="P43"><text:a xlink:type="simple" xlink:href="https://leetcode.com/problems/next-permutation/" text:style-name="Internet_20_link" text:visited-style-name="Visited_20_Internet_20_Link">https://leetcode.com/problems/next-permutation/</text:a></text:p>
        </text:list-item>
        <text:list-item>
          <text:p text:style-name="P43"><text:a xlink:type="simple" xlink:href="https://practice.geeksforgeeks.org/problems/inversion-of-array/0" text:style-name="Internet_20_link" text:visited-style-name="Visited_20_Internet_20_Link">https://practice.geeksforgeeks.org/problems/inversion-of-array/0</text:a></text:p>
        </text:list-item>
        <text:list-item>
          <text:p text:style-name="P43"><text:a xlink:type="simple" xlink:href="https://leetcode.com/problems/best-time-to-buy-and-sell-stock/" text:style-name="Internet_20_link" text:visited-style-name="Visited_20_Internet_20_Link">https://leetcode.com/problems/best-time-to-buy-and-sell-stock/</text:a></text:p>
        </text:list-item>
        <text:list-item>
          <text:p text:style-name="P43"><text:a xlink:type="simple" xlink:href="https://leetcode.com/problems/rotate-image/" text:style-name="Internet_20_link" text:visited-style-name="Visited_20_Internet_20_Link">https://leetcode.com/problems/rotate-image/</text:a></text:p>
        </text:list-item>
        <text:list-item>
          <text:p text:style-name="P44"><text:a xlink:type="simple" xlink:href="https://leetcode.com/problems/excel-sheet-column-number/" text:style-name="Internet_20_link" text:visited-style-name="Visited_20_Internet_20_Link">https://leetcode.com/problems/excel-sheet-column-number/</text:a></text:p>
        </text:list-item>
        <text:list-item>
          <text:p text:style-name="P44"><text:a xlink:type="simple" xlink:href="https://leetcode.com/problems/powx-n/" text:style-name="Internet_20_link" text:visited-style-name="Visited_20_Internet_20_Link">https://leetcode.com/problems/powx-n/</text:a></text:p>
        </text:list-item>
        <text:list-item>
          <text:p text:style-name="P44"><text:a xlink:type="simple" xlink:href="https://leetcode.com/problems/factorial-trailing-zeroes/" text:style-name="Internet_20_link" text:visited-style-name="Visited_20_Internet_20_Link">https://leetcode.com/problems/factorial-trailing-zeroes/</text:a></text:p>
        </text:list-item>
        <text:list-item>
          <text:p text:style-name="P44"><text:a xlink:type="simple" xlink:href="https://practice.geeksforgeeks.org/problems/gcd-of-array/0" text:style-name="Internet_20_link" text:visited-style-name="Visited_20_Internet_20_Link">https://practice.geeksforgeeks.org/problems/gcd-of-array/0</text:a></text:p>
        </text:list-item>
        <text:list-item>
          <text:p text:style-name="P44"><text:a xlink:type="simple" xlink:href="https://leetcode.com/problems/two-sum/" text:style-name="Internet_20_link" text:visited-style-name="Visited_20_Internet_20_Link">https://leetcode.com/problems/two-sum/</text:a></text:p>
        </text:list-item>
        <text:list-item>
          <text:p text:style-name="P44"><text:a xlink:type="simple" xlink:href="https://leetcode.com/problems/4sum/" text:style-name="Internet_20_link" text:visited-style-name="Visited_20_Internet_20_Link">https://leetcode.com/problems/4sum/</text:a></text:p>
        </text:list-item>
        <text:list-item>
          <text:p text:style-name="P44"><text:a xlink:type="simple" xlink:href="https://leetcode.com/problems/longest-consecutive-sequence/" text:style-name="Internet_20_link" text:visited-style-name="Visited_20_Internet_20_Link">https://leetcode.com/problems/longest-consecutive-sequence/</text:a></text:p>
        </text:list-item>
        <text:list-item>
          <text:p text:style-name="P44"><text:a xlink:type="simple" xlink:href="https://practice.geeksforgeeks.org/problems/largest-subarray-with-0-sum/1" text:style-name="Internet_20_link" text:visited-style-name="Visited_20_Internet_20_Link">https://practice.geeksforgeeks.org/problems/largest-subarray-with-0-sum/1</text:a></text:p>
        </text:list-item>
        <text:list-item>
          <text:p text:style-name="P44"><text:a xlink:type="simple" xlink:href="https://www.geeksforgeeks.org/count-number-subarrays-given-xor/" text:style-name="Internet_20_link" text:visited-style-name="Visited_20_Internet_20_Link">https://www.geeksforgeeks.org/count-number-subarrays-given-xor/</text:a></text:p>
        </text:list-item>
        <text:list-item>
          <text:p text:style-name="P44"><text:a xlink:type="simple" xlink:href="https://leetcode.com/problems/longest-substring-without-repeating-characters/" text:style-name="Internet_20_link" text:visited-style-name="Visited_20_Internet_20_Link">https://leetcode.com/problems/longest-substring-without-repeating-characters/</text:a></text:p>
        </text:list-item>
        <text:list-item>
          <text:p text:style-name="P44"><text:a xlink:type="simple" xlink:href="https://leetcode.com/problems/3sum/" text:style-name="Internet_20_link" text:visited-style-name="Visited_20_Internet_20_Link">https://leetcode.com/problems/3sum/</text:a></text:p>
        </text:list-item>
        <text:list-item>
          <text:p text:style-name="P44"><text:a xlink:type="simple" xlink:href="https://leetcode.com/problems/remove-duplicates-from-sorted-array/" text:style-name="Internet_20_link" text:visited-style-name="Visited_20_Internet_20_Link">https://leetcode.com/problems/remove-duplicates-from-sorted-array/</text:a></text:p>
        </text:list-item>
        <text:list-item>
          <text:p text:style-name="P44"><text:a xlink:type="simple" xlink:href="https://leetcode.com/problems/reverse-words-in-a-string/" text:style-name="Internet_20_link" text:visited-style-name="Visited_20_Internet_20_Link">https://leetcode.com/problems/reverse-words-in-a-string/</text:a></text:p>
        </text:list-item>
        <text:list-item>
          <text:p text:style-name="P44"><text:a xlink:type="simple" xlink:href="https://leetcode.com/problems/roman-to-integer/" text:style-name="Internet_20_link" text:visited-style-name="Visited_20_Internet_20_Link">https://leetcode.com/problems/roman-to-integer/</text:a></text:p>
        </text:list-item>
        <text:list-item>
          <text:p text:style-name="P44"><text:a xlink:type="simple" xlink:href="https://leetcode.com/problems/integer-to-roman/" text:style-name="Internet_20_link" text:visited-style-name="Visited_20_Internet_20_Link">https://leetcode.com/problems/integer-to-roman/</text:a></text:p>
        </text:list-item>
        <text:list-item>
          <text:p text:style-name="P44"><text:a xlink:type="simple" xlink:href="https://leetcode.com/problems/string-to-integer-atoi/" text:style-name="Internet_20_link" text:visited-style-name="Visited_20_Internet_20_Link">https://leetcode.com/problems/string-to-integer-atoi/</text:a></text:p>
        </text:list-item>
        <text:list-item>
          <text:p text:style-name="P44"><text:a xlink:type="simple" xlink:href="https://leetcode.com/problems/longest-common-prefix/" text:style-name="Internet_20_link" text:visited-style-name="Visited_20_Internet_20_Link">https://leetcode.com/problems/longest-common-prefix/</text:a></text:p>
        </text:list-item>
        <text:list-item>
          <text:p text:style-name="P50">Rabin Karp Algo</text:p>
        </text:list-item>
        <text:list-item>
          <text:p text:style-name="P50"><text:a xlink:type="simple" xlink:href="https://leetcode.com/problems/repeated-substring-pattern/" text:style-name="Internet_20_link" text:visited-style-name="Visited_20_Internet_20_Link">https://leetcode.com/problems/repeated-substring-pattern/</text:a></text:p>
        </text:list-item>
        <text:list-item>
          <text:p text:style-name="P51">KMP Algo</text:p>
        </text:list-item>
        <text:list-item>
          <text:p text:style-name="P51"><text:a xlink:type="simple" xlink:href="https://www.geeksforgeeks.org/minimum-characters-added-front-make-string-palindrome/" text:style-name="Internet_20_link" text:visited-style-name="Visited_20_Internet_20_Link">https://www.geeksforgeeks.org/minimum-characters-added-front-make-string-palindrome/</text:a></text:p>
        </text:list-item>
        <text:list-item>
          <text:p text:style-name="P51"><text:a xlink:type="simple" xlink:href="https://leetcode.com/problems/find-all-anagrams-in-a-string/" text:style-name="Internet_20_link" text:visited-style-name="Visited_20_Internet_20_Link">https://leetcode.com/problems/find-all-anagrams-in-a-string/</text:a></text:p>
        </text:list-item>
        <text:list-item>
          <text:p text:style-name="P51"><text:a xlink:type="simple" xlink:href="https://leetcode.com/problems/count-and-say/" text:style-name="Internet_20_link" text:visited-style-name="Visited_20_Internet_20_Link">https://leetcode.com/problems/count-and-say/</text:a></text:p>
        </text:list-item>
        <text:list-item>
          <text:p text:style-name="P51"><text:a xlink:type="simple" xlink:href="https://leetcode.com/problems/compare-version-numbers/" text:style-name="Internet_20_link" text:visited-style-name="Visited_20_Internet_20_Link">https://leetcode.com/problems/compare-version-numbers/</text:a></text:p>
        </text:list-item>
        <text:list-item>
          <text:p text:style-name="P46">Go through puzzles from GFG/CTCI</text:p>
        </text:list-item>
      </text:list>
      <text:p text:style-name="P47"><text:soft-page-break/></text:p>
      <text:p text:style-name="P53">(Linked Lists)</text:p>
      <text:list xml:id="list2915822689131587884" text:style-name="L35">
        <text:list-item>
          <text:p text:style-name="P48"><text:a xlink:type="simple" xlink:href="https://leetcode.com/problems/reverse-linked-list/" text:style-name="Internet_20_link" text:visited-style-name="Visited_20_Internet_20_Link">https://leetcode.com/problems/reverse-linked-list/</text:a></text:p>
        </text:list-item>
        <text:list-item>
          <text:p text:style-name="P48"><text:a xlink:type="simple" xlink:href="https://leetcode.com/problems/middle-of-the-linked-list/" text:style-name="Internet_20_link" text:visited-style-name="Visited_20_Internet_20_Link">https://leetcode.com/problems/middle-of-the-linked-list/</text:a></text:p>
        </text:list-item>
        <text:list-item>
          <text:p text:style-name="P48"><text:a xlink:type="simple" xlink:href="https://leetcode.com/problems/merge-two-sorted-lists/" text:style-name="Internet_20_link" text:visited-style-name="Visited_20_Internet_20_Link">https://leetcode.com/problems/merge-two-sorted-lists/</text:a></text:p>
        </text:list-item>
        <text:list-item>
          <text:p text:style-name="P48"><text:a xlink:type="simple" xlink:href="https://leetcode.com/problems/remove-nth-node-from-end-of-list/" text:style-name="Internet_20_link" text:visited-style-name="Visited_20_Internet_20_Link">https://leetcode.com/problems/remove-nth-node-from-end-of-list/</text:a></text:p>
        </text:list-item>
        <text:list-item>
          <text:p text:style-name="P48"><text:a xlink:type="simple" xlink:href="https://leetcode.com/problems/delete-node-in-a-linked-list/" text:style-name="Internet_20_link" text:visited-style-name="Visited_20_Internet_20_Link">https://leetcode.com/problems/delete-node-in-a-linked-list/</text:a></text:p>
        </text:list-item>
        <text:list-item>
          <text:p text:style-name="P48"><text:a xlink:type="simple" xlink:href="https://leetcode.com/problems/add-two-numbers/" text:style-name="Internet_20_link" text:visited-style-name="Visited_20_Internet_20_Link">https://leetcode.com/problems/add-two-numbers/</text:a></text:p>
        </text:list-item>
        <text:list-item>
          <text:p text:style-name="P48"><text:a xlink:type="simple" xlink:href="https://leetcode.com/problems/intersection-of-two-linked-lists/" text:style-name="Internet_20_link" text:visited-style-name="Visited_20_Internet_20_Link">https://leetcode.com/problems/intersection-of-two-linked-lists/</text:a></text:p>
        </text:list-item>
        <text:list-item>
          <text:p text:style-name="P48"><text:a xlink:type="simple" xlink:href="https://leetcode.com/problems/palindrome-linked-list/" text:style-name="Internet_20_link" text:visited-style-name="Visited_20_Internet_20_Link">https://leetcode.com/problems/palindrome-linked-list/</text:a></text:p>
        </text:list-item>
        <text:list-item>
          <text:p text:style-name="P48"><text:a xlink:type="simple" xlink:href="https://leetcode.com/problems/reverse-nodes-in-k-group/" text:style-name="Internet_20_link" text:visited-style-name="Visited_20_Internet_20_Link">https://leetcode.com/problems/reverse-nodes-in-k-group/</text:a></text:p>
        </text:list-item>
        <text:list-item>
          <text:p text:style-name="P48"><text:a xlink:type="simple" xlink:href="https://practice.geeksforgeeks.org/problems/detect-loop-in-linked-list/1" text:style-name="Internet_20_link" text:visited-style-name="Visited_20_Internet_20_Link">https://practice.geeksforgeeks.org/problems/detect-loop-in-linked-list/1</text:a></text:p>
        </text:list-item>
        <text:list-item>
          <text:p text:style-name="P48"><text:a xlink:type="simple" xlink:href="https://practice.geeksforgeeks.org/problems/remove-loop-in-linked-list/1" text:style-name="Internet_20_link" text:visited-style-name="Visited_20_Internet_20_Link">https://practice.geeksforgeeks.org/problems/remove-loop-in-linked-list/1</text:a></text:p>
        </text:list-item>
        <text:list-item>
          <text:p text:style-name="P48"><text:a xlink:type="simple" xlink:href="https://leetcode.com/problems/flatten-a-multilevel-doubly-linked-list/" text:style-name="Internet_20_link" text:visited-style-name="Visited_20_Internet_20_Link">https://leetcode.com/problems/flatten-a-multilevel-doubly-linked-list/</text:a></text:p>
        </text:list-item>
        <text:list-item>
          <text:p text:style-name="P48"><text:a xlink:type="simple" xlink:href="https://practice.geeksforgeeks.org/problems/flattening-a-linked-list/1" text:style-name="Internet_20_link" text:visited-style-name="Visited_20_Internet_20_Link">https://practice.geeksforgeeks.org/problems/flattening-a-linked-list/1</text:a></text:p>
        </text:list-item>
        <text:list-item>
          <text:p text:style-name="P48"><text:a xlink:type="simple" xlink:href="https://leetcode.com/problems/rotate-list/" text:style-name="Internet_20_link" text:visited-style-name="Visited_20_Internet_20_Link">https://leetcode.com/problems/rotate-list/</text:a></text:p>
        </text:list-item>
        <text:list-item>
          <text:p text:style-name="P48"><text:a xlink:type="simple" xlink:href="https://practice.geeksforgeeks.org/problems/clone-a-linked-list-with-next-and-random-pointer/1" text:style-name="Internet_20_link" text:visited-style-name="Visited_20_Internet_20_Link">https://practice.geeksforgeeks.org/problems/clone-a-linked-list-with-next-and-random-pointer/1</text:a></text:p>
        </text:list-item>
      </text:list>
      <text:p text:style-name="P4"/>
      <text:p text:style-name="P27">(Stack &amp; Queue)</text:p>
      <text:list xml:id="list6335160039635656892" text:style-name="L34">
        <text:list-item>
          <text:p text:style-name="P32"><text:a xlink:type="simple" xlink:href="https://practice.geeksforgeeks.org/problems/next-larger-element/0" text:style-name="Internet_20_link" text:visited-style-name="Visited_20_Internet_20_Link">https://practice.geeksforgeeks.org/problems/next-larger-element/0</text:a></text:p>
        </text:list-item>
        <text:list-item>
          <text:p text:style-name="P33"><text:a xlink:type="simple" xlink:href="https://www.geeksforgeeks.org/closest-greater-or-same-value-on-left-side-for-every-element-in-array/" text:style-name="Internet_20_link" text:visited-style-name="Visited_20_Internet_20_Link">https://www.geeksforgeeks.org/closest-greater-or-same-value-on-left-side-for-every-element-in-array/</text:a></text:p>
        </text:list-item>
        <text:list-item>
          <text:p text:style-name="P33"><text:a xlink:type="simple" xlink:href="https://www.interviewbit.com/problems/nearest-smaller-element/" text:style-name="Internet_20_link" text:visited-style-name="Visited_20_Internet_20_Link">https://www.interviewbit.com/problems/nearest-smaller-element/</text:a></text:p>
        </text:list-item>
        <text:list-item>
          <text:p text:style-name="P33"><text:a xlink:type="simple" xlink:href="https://www.geeksforgeeks.org/next-smaller-element/" text:style-name="Internet_20_link" text:visited-style-name="Visited_20_Internet_20_Link">https://www.geeksforgeeks.org/next-smaller-element/</text:a></text:p>
        </text:list-item>
        <text:list-item>
          <text:p text:style-name="P33"><text:a xlink:type="simple" xlink:href="https://practice.geeksforgeeks.org/problems/stock-span-problem/0" text:style-name="Internet_20_link" text:visited-style-name="Visited_20_Internet_20_Link">https://practice.geeksforgeeks.org/problems/stock-span-problem/0</text:a></text:p>
        </text:list-item>
        <text:list-item>
          <text:p text:style-name="P33"><text:a xlink:type="simple" xlink:href="https://leetcode.com/problems/largest-rectangle-in-histogram/" text:style-name="Internet_20_link" text:visited-style-name="Visited_20_Internet_20_Link">https://leetcode.com/problems/largest-rectangle-in-histogram/</text:a></text:p>
        </text:list-item>
        <text:list-item>
          <text:p text:style-name="P33"><text:a xlink:type="simple" xlink:href="https://leetcode.com/problems/trapping-rain-water/" text:style-name="Internet_20_link" text:visited-style-name="Visited_20_Internet_20_Link">https://leetcode.com/problems/trapping-rain-water/</text:a></text:p>
        </text:list-item>
        <text:list-item>
          <text:p text:style-name="P2"><text:a xlink:type="simple" xlink:href="https://practice.geeksforgeeks.org/problems/special-stack/1" text:style-name="Internet_20_link" text:visited-style-name="Visited_20_Internet_20_Link"><text:span text:style-name="Internet_20_link"><text:span text:style-name="T2">https://practice.geeksforgeeks.org/problems/special-stack/1</text:span></text:span></text:a></text:p>
        </text:list-item>
        <text:list-item>
          <text:p text:style-name="P2"><text:a xlink:type="simple" xlink:href="https://www.geeksforgeeks.org/implement-stack-using-priority-queue-or-heap/" text:style-name="Internet_20_link" text:visited-style-name="Visited_20_Internet_20_Link"><text:span text:style-name="Internet_20_link"><text:span text:style-name="T2">https://www.geeksforgeeks.org/implement-stack-using-priority-queue-or-heap/</text:span></text:span></text:a></text:p>
        </text:list-item>
        <text:list-item>
          <text:p text:style-name="P2"><text:a xlink:type="simple" xlink:href="https://practice.geeksforgeeks.org/problems/the-celebrity-problem/1" text:style-name="Internet_20_link" text:visited-style-name="Visited_20_Internet_20_Link"><text:span text:style-name="Internet_20_link"><text:span text:style-name="T2">https://practice.geeksforgeeks.org/problems/the-celebrity-problem/1</text:span></text:span></text:a></text:p>
        </text:list-item>
        <text:list-item>
          <text:p text:style-name="P2"><text:a xlink:type="simple" xlink:href="https://leetcode.com/problems/longest-valid-parentheses/" text:style-name="Internet_20_link" text:visited-style-name="Visited_20_Internet_20_Link"><text:span text:style-name="Internet_20_link"><text:span text:style-name="T2">https://leetcode.com/problems/longest-valid-parentheses/</text:span></text:span></text:a></text:p>
        </text:list-item>
        <text:list-item>
          <text:p text:style-name="P2"><text:a xlink:type="simple" xlink:href="https://www.geeksforgeeks.org/iterative-tower-of-hanoi/" text:style-name="Internet_20_link" text:visited-style-name="Visited_20_Internet_20_Link"><text:span text:style-name="Internet_20_link"><text:span text:style-name="T2">https://www.geeksforgeeks.org/iterative-tower-of-hanoi/</text:span></text:span></text:a></text:p>
        </text:list-item>
      </text:list>
      <text:p text:style-name="P45"/>
      <text:p text:style-name="P54">(Binary Search)</text:p>
      <text:list xml:id="list406090794536466104" text:style-name="L38">
        <text:list-item>
          <text:p text:style-name="P29"><text:a xlink:type="simple" xlink:href="https://practice.geeksforgeeks.org/problems/number-of-occurrence/0" text:style-name="Internet_20_link" text:visited-style-name="Visited_20_Internet_20_Link">https://practice.geeksforgeeks.org/problems/number-of-occurrence/0</text:a></text:p>
        </text:list-item>
        <text:list-item>
          <text:p text:style-name="P29"><text:a xlink:type="simple" xlink:href="https://leetcode.com/problems/find-minimum-in-rotated-sorted-array/" text:style-name="Internet_20_link" text:visited-style-name="Visited_20_Internet_20_Link">https://leetcode.com/problems/find-minimum-in-rotated-sorted-array/</text:a></text:p>
        </text:list-item>
        <text:list-item>
          <text:p text:style-name="P29"><text:a xlink:type="simple" xlink:href="https://leetcode.com/problems/search-in-rotated-sorted-array/" text:style-name="Internet_20_link" text:visited-style-name="Visited_20_Internet_20_Link">https://leetcode.com/problems/search-in-rotated-sorted-array/</text:a></text:p>
        </text:list-item>
        <text:list-item>
          <text:p text:style-name="P29"><text:soft-page-break/><text:a xlink:type="simple" xlink:href="https://www.geeksforgeeks.org/search-almost-sorted-array/" text:style-name="Internet_20_link" text:visited-style-name="Visited_20_Internet_20_Link">https://www.geeksforgeeks.org/search-almost-sorted-array/</text:a></text:p>
        </text:list-item>
        <text:list-item>
          <text:p text:style-name="P29"><text:a xlink:type="simple" xlink:href="https://practice.geeksforgeeks.org/problems/floor-in-a-sorted-array/0" text:style-name="Internet_20_link" text:visited-style-name="Visited_20_Internet_20_Link">https://practice.geeksforgeeks.org/problems/floor-in-a-sorted-array/0</text:a></text:p>
        </text:list-item>
        <text:list-item>
          <text:p text:style-name="P29"><text:a xlink:type="simple" xlink:href="https://www.geeksforgeeks.org/ceiling-in-a-sorted-array/" text:style-name="Internet_20_link" text:visited-style-name="Visited_20_Internet_20_Link">https://www.geeksforgeeks.org/ceiling-in-a-sorted-array/</text:a></text:p>
        </text:list-item>
        <text:list-item>
          <text:p text:style-name="P29"><text:a xlink:type="simple" xlink:href="https://leetcode.com/problems/find-smallest-letter-greater-than-target/" text:style-name="Internet_20_link" text:visited-style-name="Visited_20_Internet_20_Link">https://leetcode.com/problems/find-smallest-letter-greater-than-target/</text:a></text:p>
        </text:list-item>
        <text:list-item>
          <text:p text:style-name="P29"><text:a xlink:type="simple" xlink:href="https://afteracademy.com/blog/search-an-element-in-a-sorted-and-infinite-array" text:style-name="Internet_20_link" text:visited-style-name="Visited_20_Internet_20_Link">https://afteracademy.com/blog/search-an-element-in-a-sorted-and-infinite-array</text:a></text:p>
        </text:list-item>
        <text:list-item>
          <text:p text:style-name="P29"><text:a xlink:type="simple" xlink:href="https://www.geeksforgeeks.org/find-index-first-1-infinite-sorted-array-0s-1s/" text:style-name="Internet_20_link" text:visited-style-name="Visited_20_Internet_20_Link">https://www.geeksforgeeks.org/find-index-first-1-infinite-sorted-array-0s-1s/</text:a></text:p>
        </text:list-item>
        <text:list-item>
          <text:p text:style-name="P29"><text:a xlink:type="simple" xlink:href="https://www.youtube.com/watch?v=3RhGdmoF_ac&amp;list=PL_z_8CaSLPWeYfhtuKHj-9MpYb6XQJ_f2&amp;index=15" text:style-name="Internet_20_link" text:visited-style-name="Visited_20_Internet_20_Link">https://www.youtube.com/watch?v=3RhGdmoF_ac&amp;list=PL_z_8CaSLPWeYfhtuKHj-9MpYb6XQJ_f2&amp;index=15</text:a></text:p>
        </text:list-item>
        <text:list-item>
          <text:p text:style-name="P29"><text:a xlink:type="simple" xlink:href="https://leetcode.com/problems/find-peak-element/" text:style-name="Internet_20_link" text:visited-style-name="Visited_20_Internet_20_Link">https://leetcode.com/problems/find-peak-element/</text:a></text:p>
        </text:list-item>
        <text:list-item>
          <text:p text:style-name="P29"><text:a xlink:type="simple" xlink:href="https://practice.geeksforgeeks.org/problems/finding-number/0" text:style-name="Internet_20_link" text:visited-style-name="Visited_20_Internet_20_Link">https://practice.geeksforgeeks.org/problems/finding-number/0</text:a></text:p>
        </text:list-item>
        <text:list-item>
          <text:p text:style-name="P29"><text:a xlink:type="simple" xlink:href="https://practice.geeksforgeeks.org/problems/search-in-a-matrix/0" text:style-name="Internet_20_link" text:visited-style-name="Visited_20_Internet_20_Link">https://practice.geeksforgeeks.org/problems/search-in-a-matrix/0</text:a></text:p>
        </text:list-item>
        <text:list-item>
          <text:p text:style-name="P29"><text:a xlink:type="simple" xlink:href="https://practice.geeksforgeeks.org/problems/allocate-minimum-number-of-pages/0" text:style-name="Internet_20_link" text:visited-style-name="Visited_20_Internet_20_Link">https://practice.geeksforgeeks.org/problems/allocate-minimum-number-of-pages/0</text:a></text:p>
        </text:list-item>
        <text:list-item>
          <text:p text:style-name="P29"><text:a xlink:type="simple" xlink:href="https://leetcode.com/problems/find-k-closest-elements/" text:style-name="Internet_20_link" text:visited-style-name="Visited_20_Internet_20_Link">https://leetcode.com/problems/find-k-closest-elements/</text:a></text:p>
        </text:list-item>
      </text:list>
      <text:p text:style-name="P38"/>
      <text:p text:style-name="P55">(Heap)</text:p>
      <text:list xml:id="list7950043808058007092" text:style-name="L37">
        <text:list-item>
          <text:p text:style-name="P49"><text:a xlink:type="simple" xlink:href="https://practice.geeksforgeeks.org/problems/kth-smallest-element/0" text:style-name="Internet_20_link" text:visited-style-name="Visited_20_Internet_20_Link">https://practice.geeksforgeeks.org/problems/kth-smallest-element/0</text:a></text:p>
        </text:list-item>
        <text:list-item>
          <text:p text:style-name="P49"><text:a xlink:type="simple" xlink:href="https://leetcode.com/problems/kth-largest-element-in-an-array/" text:style-name="Internet_20_link" text:visited-style-name="Visited_20_Internet_20_Link">https://leetcode.com/problems/kth-largest-element-in-an-array/</text:a></text:p>
        </text:list-item>
        <text:list-item>
          <text:p text:style-name="P49"><text:a xlink:type="simple" xlink:href="https://leetcode.com/problems/kth-largest-element-in-an-array/" text:style-name="Internet_20_link" text:visited-style-name="Visited_20_Internet_20_Link">https://leetcode.com/problems/kth-largest-element-in-an-array/</text:a></text:p>
        </text:list-item>
        <text:list-item>
          <text:p text:style-name="P49"><text:a xlink:type="simple" xlink:href="https://practice.geeksforgeeks.org/problems/nearly-sorted-algorithm/0" text:style-name="Internet_20_link" text:visited-style-name="Visited_20_Internet_20_Link">https://practice.geeksforgeeks.org/problems/nearly-sorted-algorithm/0</text:a></text:p>
        </text:list-item>
        <text:list-item>
          <text:p text:style-name="P49"><text:a xlink:type="simple" xlink:href="https://leetcode.com/problems/top-k-frequent-elements/" text:style-name="Internet_20_link" text:visited-style-name="Visited_20_Internet_20_Link">https://leetcode.com/problems/top-k-frequent-elements/</text:a></text:p>
        </text:list-item>
        <text:list-item>
          <text:p text:style-name="P49"><text:a xlink:type="simple" xlink:href="https://leetcode.com/problems/sort-characters-by-frequency/" text:style-name="Internet_20_link" text:visited-style-name="Visited_20_Internet_20_Link">https://leetcode.com/problems/sort-characters-by-frequency/</text:a></text:p>
        </text:list-item>
        <text:list-item>
          <text:p text:style-name="P49"><text:a xlink:type="simple" xlink:href="https://leetcode.com/problems/k-closest-points-to-origin/" text:style-name="Internet_20_link" text:visited-style-name="Visited_20_Internet_20_Link">https://leetcode.com/problems/k-closest-points-to-origin/</text:a></text:p>
        </text:list-item>
        <text:list-item>
          <text:p text:style-name="P49"><text:a xlink:type="simple" xlink:href="https://practice.geeksforgeeks.org/problems/minimum-cost-of-ropes/0" text:style-name="Internet_20_link" text:visited-style-name="Visited_20_Internet_20_Link">https://practice.geeksforgeeks.org/problems/minimum-cost-of-ropes/0</text:a></text:p>
        </text:list-item>
        <text:list-item>
          <text:p text:style-name="P49"><text:a xlink:type="simple" xlink:href="https://practice.geeksforgeeks.org/problems/sum-of-elements-between-k1th-and-k2th-smallest-elements/0" text:style-name="Internet_20_link" text:visited-style-name="Visited_20_Internet_20_Link">https://practice.geeksforgeeks.org/problems/sum-of-elements-between-k1th-and-k2th-smallest-elements/0</text:a></text:p>
        </text:list-item>
      </text:list>
      <text:p text:style-name="P34"/>
      <text:p text:style-name="P56">(Trees)</text:p>
      <text:list xml:id="list9012871662179851282" text:style-name="L39">
        <text:list-item>
          <text:p text:style-name="P41"><text:a xlink:type="simple" xlink:href="https://leetcode.com/problems/diameter-of-binary-tree/" text:style-name="Internet_20_link" text:visited-style-name="Visited_20_Internet_20_Link">https://leetcode.com/problems/diameter-of-binary-tree/</text:a></text:p>
        </text:list-item>
        <text:list-item>
          <text:p text:style-name="P41"><text:a xlink:type="simple" xlink:href="https://leetcode.com/problems/binary-tree-maximum-path-sum/" text:style-name="Internet_20_link" text:visited-style-name="Visited_20_Internet_20_Link">https://leetcode.com/problems/binary-tree-maximum-path-sum/</text:a></text:p>
        </text:list-item>
        <text:list-item>
          <text:p text:style-name="P41"><text:a xlink:type="simple" xlink:href="https://practice.geeksforgeeks.org/problems/maximum-path-sum/1" text:style-name="Internet_20_link" text:visited-style-name="Visited_20_Internet_20_Link">https://practice.geeksforgeeks.org/problems/maximum-path-sum/1</text:a></text:p>
        </text:list-item>
        <text:list-item>
          <text:p text:style-name="P41"><text:a xlink:type="simple" xlink:href="https://www.geeksforgeeks.org/dp-on-trees-set-3-diameter-of-n-ary-tree/" text:style-name="Internet_20_link" text:visited-style-name="Visited_20_Internet_20_Link">https://www.geeksforgeeks.org/dp-on-trees-set-3-diameter-of-n-ary-tree/</text:a></text:p>
        </text:list-item>
      </text:list>
      <text:p text:style-name="P40"/>
      <text:p text:style-name="P28">(Graph)</text:p>
      <text:list xml:id="list3734014830867398167" text:style-name="L40">
        <text:list-item>
          <text:p text:style-name="P25"><text:a xlink:type="simple" xlink:href="https://practice.geeksforgeeks.org/problems/depth-first-traversal-for-a-graph/1" text:style-name="Internet_20_link" text:visited-style-name="Visited_20_Internet_20_Link">https://practice.geeksforgeeks.org/problems/depth-first-traversal-for-a-graph/1</text:a></text:p>
        </text:list-item>
        <text:list-item>
          <text:p text:style-name="P25"><text:a xlink:type="simple" xlink:href="https://practice.geeksforgeeks.org/problems/bfs-traversal-of-graph/1" text:style-name="Internet_20_link" text:visited-style-name="Visited_20_Internet_20_Link">https://practice.geeksforgeeks.org/problems/bfs-traversal-of-graph/1</text:a></text:p>
        </text:list-item>
        <text:list-item>
          <text:p text:style-name="P25"><text:a xlink:type="simple" xlink:href="https://practice.geeksforgeeks.org/problems/detect-cycle-in-an-undirected-graph/1" text:style-name="Internet_20_link" text:visited-style-name="Visited_20_Internet_20_Link">https://practice.geeksforgeeks.org/problems/detect-cycle-in-an-undirected-graph/1</text:a></text:p>
        </text:list-item>
        <text:list-item>
          <text:p text:style-name="P25"><text:a xlink:type="simple" xlink:href="https://practice.geeksforgeeks.org/problems/detect-cycle-in-a-directed-graph/1" text:style-name="Internet_20_link" text:visited-style-name="Visited_20_Internet_20_Link">https://practice.geeksforgeeks.org/problems/detect-cycle-in-a-directed-graph/1</text:a></text:p>
        </text:list-item>
        <text:list-item>
          <text:p text:style-name="P25"><text:a xlink:type="simple" xlink:href="https://practice.geeksforgeeks.org/problems/topological-sort/1" text:style-name="Internet_20_link" text:visited-style-name="Visited_20_Internet_20_Link">https://practice.geeksforgeeks.org/problems/topological-sort/1</text:a></text:p>
        </text:list-item>
        <text:list-item>
          <text:p text:style-name="P25"><text:a xlink:type="simple" xlink:href="https://leetcode.com/problems/number-of-islands/" text:style-name="Internet_20_link" text:visited-style-name="Visited_20_Internet_20_Link">https://leetcode.com/problems/number-of-islands/</text:a></text:p>
        </text:list-item>
        <text:list-item>
          <text:p text:style-name="P25"><text:soft-page-break/><text:a xlink:type="simple" xlink:href="https://leetcode.com/problems/clone-graph/" text:style-name="Internet_20_link" text:visited-style-name="Visited_20_Internet_20_Link">https://leetcode.com/problems/clone-graph/</text:a></text:p>
        </text:list-item>
        <text:list-item>
          <text:p text:style-name="P25"><text:a xlink:type="simple" xlink:href="https://leetcode.com/problems/is-graph-bipartite/" text:style-name="Internet_20_link" text:visited-style-name="Visited_20_Internet_20_Link">https://leetcode.com/problems/is-graph-bipartite/</text:a></text:p>
        </text:list-item>
        <text:list-item>
          <text:p text:style-name="P25"><text:a xlink:type="simple" xlink:href="https://practice.geeksforgeeks.org/problems/strongly-connected-components-kosarajus-algo/1" text:style-name="Internet_20_link" text:visited-style-name="Visited_20_Internet_20_Link">https://practice.geeksforgeeks.org/problems/strongly-connected-components-kosarajus-algo/1</text:a></text:p>
        </text:list-item>
        <text:list-item>
          <text:p text:style-name="P26">Djisktra’s Algorithm</text:p>
        </text:list-item>
        <text:list-item>
          <text:p text:style-name="P26">Bellman Ford Algorithm</text:p>
        </text:list-item>
        <text:list-item>
          <text:p text:style-name="P26">Floyd Warshall Algorithm</text:p>
        </text:list-item>
        <text:list-item>
          <text:p text:style-name="P26">MST using Prim’s Algorithm</text:p>
        </text:list-item>
        <text:list-item>
          <text:p text:style-name="P26">MST using kruskal’s Algorithm</text:p>
        </text:list-item>
      </text:list>
      <text:p text:style-name="P39"/>
      <text:p text:style-name="P57">(Dynamic Programming)</text:p>
      <text:list xml:id="list4755025207353532260" text:style-name="L33">
        <text:list-item>
          <text:p text:style-name="P35"><text:a xlink:type="simple" xlink:href="https://practice.geeksforgeeks.org/problems/kadanes-algorithm/0" text:style-name="Internet_20_link" text:visited-style-name="Visited_20_Internet_20_Link">https://practice.geeksforgeeks.org/problems/kadanes-algorithm/0</text:a></text:p>
        </text:list-item>
        <text:list-item>
          <text:p text:style-name="P36"><text:a xlink:type="simple" xlink:href="https://leetcode.com/problems/maximum-product-subarray/" text:style-name="Internet_20_link" text:visited-style-name="Visited_20_Internet_20_Link">https://leetcode.com/problems/maximum-product-subarray/</text:a></text:p>
        </text:list-item>
        <text:list-item>
          <text:p text:style-name="P36"><text:a xlink:type="simple" xlink:href="https://leetcode.com/problems/longest-increasing-subsequence/" text:style-name="Internet_20_link" text:visited-style-name="Visited_20_Internet_20_Link">https://leetcode.com/problems/longest-increasing-subsequence/</text:a></text:p>
        </text:list-item>
        <text:list-item>
          <text:p text:style-name="P36"><text:a xlink:type="simple" xlink:href="https://practice.geeksforgeeks.org/problems/maximum-sum-increasing-subsequence/0" text:style-name="Internet_20_link" text:visited-style-name="Visited_20_Internet_20_Link">https://practice.geeksforgeeks.org/problems/maximum-sum-increasing-subsequence/0</text:a></text:p>
        </text:list-item>
        <text:list-item>
          <text:p text:style-name="P36"><text:a xlink:type="simple" xlink:href="https://practice.geeksforgeeks.org/problems/0-1-knapsack-problem/0" text:style-name="Internet_20_link" text:visited-style-name="Visited_20_Internet_20_Link">https://practice.geeksforgeeks.org/problems/0-1-knapsack-problem/0</text:a></text:p>
        </text:list-item>
        <text:list-item>
          <text:p text:style-name="P36"><text:a xlink:type="simple" xlink:href="https://www.geeksforgeeks.org/subset-sum-problem-dp-25/" text:style-name="Internet_20_link" text:visited-style-name="Visited_20_Internet_20_Link">https://www.geeksforgeeks.org/subset-sum-problem-dp-25/</text:a></text:p>
        </text:list-item>
        <text:list-item>
          <text:p text:style-name="P36"><text:a xlink:type="simple" xlink:href="https://practice.geeksforgeeks.org/problems/subset-sum-problem/0" text:style-name="Internet_20_link" text:visited-style-name="Visited_20_Internet_20_Link">https://practice.geeksforgeeks.org/problems/subset-sum-problem/0</text:a></text:p>
        </text:list-item>
        <text:list-item>
          <text:p text:style-name="P36"><text:a xlink:type="simple" xlink:href="https://practice.geeksforgeeks.org/problems/perfect-sum-problem/0" text:style-name="Internet_20_link" text:visited-style-name="Visited_20_Internet_20_Link">https://practice.geeksforgeeks.org/problems/perfect-sum-problem/0</text:a></text:p>
        </text:list-item>
        <text:list-item>
          <text:p text:style-name="P36"><text:a xlink:type="simple" xlink:href="https://practice.geeksforgeeks.org/problems/minimum-sum-partition/0" text:style-name="Internet_20_link" text:visited-style-name="Visited_20_Internet_20_Link">https://practice.geeksforgeeks.org/problems/minimum-sum-partition/0</text:a></text:p>
        </text:list-item>
        <text:list-item>
          <text:p text:style-name="P36"><text:a xlink:type="simple" xlink:href="https://www.youtube.com/watch?v=ot_XBHyqpFc&amp;list=PL_z_8CaSLPWekqhdCPmFohncHwz8TY2Go&amp;index=12" text:style-name="Internet_20_link" text:visited-style-name="Visited_20_Internet_20_Link">https://www.youtube.com/watch?v=ot_XBHyqpFc&amp;list=PL_z_8CaSLPWekqhdCPmFohncHwz8TY2Go&amp;index=12</text:a></text:p>
        </text:list-item>
        <text:list-item>
          <text:p text:style-name="P36"><text:a xlink:type="simple" xlink:href="https://leetcode.com/problems/target-sum/" text:style-name="Internet_20_link" text:visited-style-name="Visited_20_Internet_20_Link">https://leetcode.com/problems/target-sum/</text:a></text:p>
        </text:list-item>
        <text:list-item>
          <text:p text:style-name="P36"><text:a xlink:type="simple" xlink:href="https://practice.geeksforgeeks.org/problems/knapsack-with-duplicate-items/0" text:style-name="Internet_20_link" text:visited-style-name="Visited_20_Internet_20_Link">https://practice.geeksforgeeks.org/problems/knapsack-with-duplicate-items/0</text:a></text:p>
        </text:list-item>
        <text:list-item>
          <text:p text:style-name="P36"><text:a xlink:type="simple" xlink:href="https://www.geeksforgeeks.org/cutting-a-rod-dp-13/" text:style-name="Internet_20_link" text:visited-style-name="Visited_20_Internet_20_Link">https://www.geeksforgeeks.org/cutting-a-rod-dp-13/</text:a></text:p>
        </text:list-item>
        <text:list-item>
          <text:p text:style-name="P36"><text:a xlink:type="simple" xlink:href="https://www.hackerrank.com/challenges/coin-change/problem" text:style-name="Internet_20_link" text:visited-style-name="Visited_20_Internet_20_Link">https://www.hackerrank.com/challenges/coin-change/problem</text:a></text:p>
        </text:list-item>
        <text:list-item>
          <text:p text:style-name="P36"><text:a xlink:type="simple" xlink:href="https://practice.geeksforgeeks.org/problems/number-of-coins/0" text:style-name="Internet_20_link" text:visited-style-name="Visited_20_Internet_20_Link">https://practice.geeksforgeeks.org/problems/number-of-coins/0</text:a></text:p>
        </text:list-item>
        <text:list-item>
          <text:p text:style-name="P36"><text:a xlink:type="simple" xlink:href="https://practice.geeksforgeeks.org/problems/cutted-segments/0" text:style-name="Internet_20_link" text:visited-style-name="Visited_20_Internet_20_Link">https://practice.geeksforgeeks.org/problems/cutted-segments/0</text:a></text:p>
        </text:list-item>
        <text:list-item>
          <text:p text:style-name="P36"><text:a xlink:type="simple" xlink:href="https://practice.geeksforgeeks.org/problems/longest-common-subsequence/0" text:style-name="Internet_20_link" text:visited-style-name="Visited_20_Internet_20_Link">https://practice.geeksforgeeks.org/problems/longest-common-subsequence/0</text:a></text:p>
        </text:list-item>
        <text:list-item>
          <text:p text:style-name="P36"><text:a xlink:type="simple" xlink:href="https://practice.geeksforgeeks.org/problems/longest-common-substring/0" text:style-name="Internet_20_link" text:visited-style-name="Visited_20_Internet_20_Link">https://practice.geeksforgeeks.org/problems/longest-common-substring/0</text:a></text:p>
        </text:list-item>
        <text:list-item>
          <text:p text:style-name="P36"><text:a xlink:type="simple" xlink:href="https://www.hackerrank.com/challenges/dynamic-programming-classics-the-longest-common-subsequence/problem" text:style-name="Internet_20_link" text:visited-style-name="Visited_20_Internet_20_Link">https://www.hackerrank.com/challenges/dynamic-programming-classics-the-longest-common-subsequence/problem</text:a></text:p>
        </text:list-item>
        <text:list-item>
          <text:p text:style-name="P36"><text:a xlink:type="simple" xlink:href="https://practice.geeksforgeeks.org/problems/shortest-common-supersequence/0" text:style-name="Internet_20_link" text:visited-style-name="Visited_20_Internet_20_Link">https://practice.geeksforgeeks.org/problems/shortest-common-supersequence/0</text:a></text:p>
        </text:list-item>
        <text:list-item>
          <text:p text:style-name="P36"><text:a xlink:type="simple" xlink:href="https://practice.geeksforgeeks.org/problems/minimum-number-of-deletions-and-insertions/0" text:style-name="Internet_20_link" text:visited-style-name="Visited_20_Internet_20_Link">https://practice.geeksforgeeks.org/problems/minimum-number-of-deletions-and-insertions/0</text:a></text:p>
        </text:list-item>
        <text:list-item>
          <text:p text:style-name="P36"><text:a xlink:type="simple" xlink:href="https://leetcode.com/problems/longest-palindromic-subsequence/" text:style-name="Internet_20_link" text:visited-style-name="Visited_20_Internet_20_Link">https://leetcode.com/problems/longest-palindromic-subsequence/</text:a></text:p>
        </text:list-item>
        <text:list-item>
          <text:p text:style-name="P36"><text:a xlink:type="simple" xlink:href="https://leetcode.com/problems/longest-palindromic-substring/" text:style-name="Internet_20_link" text:visited-style-name="Visited_20_Internet_20_Link">https://leetcode.com/problems/longest-palindromic-substring/</text:a></text:p>
        </text:list-item>
        <text:list-item>
          <text:p text:style-name="P36"><text:a xlink:type="simple" xlink:href="https://practice.geeksforgeeks.org/problems/minimum-deletitions/0" text:style-name="Internet_20_link" text:visited-style-name="Visited_20_Internet_20_Link">https://practice.geeksforgeeks.org/problems/minimum-deletitions/0</text:a></text:p>
        </text:list-item>
        <text:list-item>
          <text:p text:style-name="P36"><text:a xlink:type="simple" xlink:href="https://leetcode.com/problems/edit-distance/" text:style-name="Internet_20_link" text:visited-style-name="Visited_20_Internet_20_Link">https://leetcode.com/problems/edit-distance/</text:a></text:p>
        </text:list-item>
        <text:list-item>
          <text:p text:style-name="P37"><text:a xlink:type="simple" xlink:href="https://leetcode.com/problems/shortest-common-supersequence/" text:style-name="Internet_20_link" text:visited-style-name="Visited_20_Internet_20_Link">https://leetcode.com/problems/shortest-common-supersequence/</text:a></text:p>
        </text:list-item>
        <text:list-item>
          <text:p text:style-name="P37"><text:soft-page-break/><text:a xlink:type="simple" xlink:href="https://practice.geeksforgeeks.org/problems/longest-repeating-subsequence/0" text:style-name="Internet_20_link" text:visited-style-name="Visited_20_Internet_20_Link">https://practice.geeksforgeeks.org/problems/longest-repeating-subsequence/0</text:a></text:p>
        </text:list-item>
        <text:list-item>
          <text:p text:style-name="P37"><text:a xlink:type="simple" xlink:href="https://leetcode.com/problems/is-subsequence/" text:style-name="Internet_20_link" text:visited-style-name="Visited_20_Internet_20_Link">https://leetcode.com/problems/is-subsequence/</text:a></text:p>
        </text:list-item>
        <text:list-item>
          <text:p text:style-name="P37"><text:a xlink:type="simple" xlink:href="https://practice.geeksforgeeks.org/problems/find-number-of-times-a-string-occurs-as-a-subsequence/0" text:style-name="Internet_20_link" text:visited-style-name="Visited_20_Internet_20_Link">https://practice.geeksforgeeks.org/problems/find-number-of-times-a-string-occurs-as-a-subsequence/0</text:a></text:p>
        </text:list-item>
        <text:list-item>
          <text:p text:style-name="P37"><text:a xlink:type="simple" xlink:href="https://practice.geeksforgeeks.org/problems/form-a-palindrome/0" text:style-name="Internet_20_link" text:visited-style-name="Visited_20_Internet_20_Link">https://practice.geeksforgeeks.org/problems/form-a-palindrome/0</text:a></text:p>
        </text:list-item>
        <text:list-item>
          <text:p text:style-name="P37"><text:a xlink:type="simple" xlink:href="https://practice.geeksforgeeks.org/problems/matrix-chain-multiplication/0" text:style-name="Internet_20_link" text:visited-style-name="Visited_20_Internet_20_Link">https://practice.geeksforgeeks.org/problems/matrix-chain-multiplication/0</text:a></text:p>
        </text:list-item>
        <text:list-item>
          <text:p text:style-name="P37"><text:a xlink:type="simple" xlink:href="https://practice.geeksforgeeks.org/problems/palindromic-patitioning/0" text:style-name="Internet_20_link" text:visited-style-name="Visited_20_Internet_20_Link">https://practice.geeksforgeeks.org/problems/palindromic-patitioning/0</text:a></text:p>
        </text:list-item>
        <text:list-item>
          <text:p text:style-name="P37"><text:a xlink:type="simple" xlink:href="https://practice.geeksforgeeks.org/problems/boolean-parenthesization/0" text:style-name="Internet_20_link" text:visited-style-name="Visited_20_Internet_20_Link">https://practice.geeksforgeeks.org/problems/boolean-parenthesization/0</text:a></text:p>
        </text:list-item>
        <text:list-item>
          <text:p text:style-name="P37"><text:a xlink:type="simple" xlink:href="https://leetcode.com/problems/scramble-string/" text:style-name="Internet_20_link" text:visited-style-name="Visited_20_Internet_20_Link">https://leetcode.com/problems/scramble-string/</text:a></text:p>
        </text:list-item>
        <text:list-item>
          <text:p text:style-name="P37"><text:a xlink:type="simple" xlink:href="https://practice.geeksforgeeks.org/problems/egg-dropping-puzzle/0" text:style-name="Internet_20_link" text:visited-style-name="Visited_20_Internet_20_Link">https://practice.geeksforgeeks.org/problems/egg-dropping-puzzle/0</text:a></text:p>
        </text:list-item>
        <text:list-item>
          <text:p text:style-name="P37"><text:a xlink:type="simple" xlink:href="https://www.geeksforgeeks.org/minimum-maximum-values-expression/" text:style-name="Internet_20_link" text:visited-style-name="Visited_20_Internet_20_Link">https://www.geeksforgeeks.org/minimum-maximum-values-expression/</text:a></text:p>
        </text:list-item>
        <text:list-item>
          <text:p text:style-name="P37"><text:a xlink:type="simple" xlink:href="https://practice.geeksforgeeks.org/problems/brackets-in-matrix-chain-multiplication/0" text:style-name="Internet_20_link" text:visited-style-name="Visited_20_Internet_20_Link">https://practice.geeksforgeeks.org/problems/brackets-in-matrix-chain-multiplication/0</text:a></text:p>
        </text:list-item>
        <text:list-item>
          <text:p text:style-name="P37"><text:a xlink:type="simple" xlink:href="https://leetcode.com/problems/word-break/" text:style-name="Internet_20_link" text:visited-style-name="Visited_20_Internet_20_Link">https://leetcode.com/problems/word-break/</text:a></text:p>
        </text:list-item>
        <text:list-item>
          <text:p text:style-name="P37"><text:a xlink:type="simple" xlink:href="https://www.geeksforgeeks.org/maximum-path-sum-matrix/" text:style-name="Internet_20_link" text:visited-style-name="Visited_20_Internet_20_Link">https://www.geeksforgeeks.org/maximum-path-sum-matrix/</text:a></text:p>
        </text:list-item>
        <text:list-item>
          <text:p text:style-name="P24"><text:a xlink:type="simple" xlink:href="https://leetcode.com/problems/maximal-rectangle/" text:style-name="Internet_20_link" text:visited-style-name="Visited_20_Internet_20_Link">https://leetcode.com/problems/maximal-rectangle/</text:a></text:p>
        </text:list-item>
        <text:list-item>
          <text:p text:style-name="P24"><text:a xlink:type="simple" xlink:href="https://leetcode.com/problems/unique-paths/" text:style-name="Internet_20_link" text:visited-style-name="Visited_20_Internet_20_Link">https://leetcode.com/problems/unique-paths/</text:a></text:p>
        </text:list-item>
      </text:list>
      <text:p text:style-name="P3"/>
      <text:p text:style-name="P31"><text:span text:style-name="T1"/></text:p>
      <text:p text:style-name="P1">Day8: (Greedy)</text:p>
      <text:list xml:id="list8881171257093422231" text:style-name="L8">
        <text:list-item>
          <text:p text:style-name="P6">N meeting in one room </text:p>
        </text:list-item>
        <text:list-item>
          <text:p text:style-name="P6">Activity Selection  </text:p>
        </text:list-item>
        <text:list-item>
          <text:p text:style-name="P6">Greedy algorithm to find minimum number of coins</text:p>
        </text:list-item>
        <text:list-item>
          <text:p text:style-name="P6">Fractional Knapsack Problem </text:p>
        </text:list-item>
        <text:list-item>
          <text:p text:style-name="P6">Minimum number of platforms required for a railway </text:p>
        </text:list-item>
        <text:list-item>
          <text:p text:style-name="P6">Job sequencing Problem </text:p>
        </text:list-item>
      </text:list>
      <text:p text:style-name="Text_20_body"/>
      <text:p text:style-name="P1">Day9: (Backtracking) </text:p>
      <text:list xml:id="list3578246817795598701" text:style-name="L9">
        <text:list-item>
          <text:p text:style-name="P7">N queens Problem </text:p>
        </text:list-item>
        <text:list-item>
          <text:p text:style-name="P7">Sudoko </text:p>
        </text:list-item>
        <text:list-item>
          <text:p text:style-name="P7">M coloring Problem </text:p>
        </text:list-item>
        <text:list-item>
          <text:p text:style-name="P7">Rat in a Maze </text:p>
        </text:list-item>
        <text:list-item>
          <text:p text:style-name="P7">Print all Permutations of a string/array </text:p>
        </text:list-item>
        <text:list-item>
          <text:p text:style-name="P7">Word Break (print all ways)  </text:p>
        </text:list-item>
      </text:list>
      <text:p text:style-name="Text_20_body"/>
      <text:p text:style-name="P1">Day10: </text:p>
      <text:list xml:id="list4133545333833986790" text:style-name="L10">
        <text:list-item>
          <text:p text:style-name="P8">Combination sum-1 </text:p>
        </text:list-item>
        <text:list-item>
          <text:p text:style-name="P8">Combination sum-2 </text:p>
        </text:list-item>
        <text:list-item>
          <text:p text:style-name="P8">Palindrome Partioning </text:p>
        </text:list-item>
        <text:list-item>
          <text:p text:style-name="P8">Subset Sum-1 </text:p>
        </text:list-item>
        <text:list-item>
          <text:p text:style-name="P8">Subset Sum-2 </text:p>
        </text:list-item>
        <text:list-item>
          <text:p text:style-name="P8"><text:soft-page-break/>K-th permutation Sequence </text:p>
        </text:list-item>
      </text:list>
      <text:p text:style-name="Text_20_body"/>
      <text:p text:style-name="P1">Day11: (Divide and Conquer) </text:p>
      <text:list xml:id="list2021218926258580877" text:style-name="L11">
        <text:list-item>
          <text:p text:style-name="P9">1/N-th root of an integer (use binary search) (square root, cube root, ..)</text:p>
        </text:list-item>
        <text:list-item>
          <text:p text:style-name="P9">Matrix Median</text:p>
        </text:list-item>
        <text:list-item>
          <text:p text:style-name="P9">Find the element that appears once in sorted array, and rest element appears twice (Binary search) </text:p>
        </text:list-item>
        <text:list-item>
          <text:p text:style-name="P9">Search element in a sorted and rotated array. </text:p>
        </text:list-item>
        <text:list-item>
          <text:p text:style-name="P9">K-th element of two sorted arrays </text:p>
        </text:list-item>
        <text:list-item>
          <text:p text:style-name="P9">Media of an array     </text:p>
        </text:list-item>
      </text:list>
      <text:p text:style-name="Text_20_body"/>
      <text:p text:style-name="P1">Day12: (Bits) (Optional, very rare topic in interviews, but if you have time left, someone might ask)</text:p>
      <text:list xml:id="list1578161593025822897" text:style-name="L12">
        <text:list-item>
          <text:p text:style-name="P10">Check if a number if a power of 2 or not in O(1) </text:p>
        </text:list-item>
        <text:list-item>
          <text:p text:style-name="P10">Count total set bits </text:p>
        </text:list-item>
        <text:list-item>
          <text:p text:style-name="P10">Divide Integers without / operator </text:p>
        </text:list-item>
        <text:list-item>
          <text:p text:style-name="P10">Power Set (this is very important) </text:p>
        </text:list-item>
        <text:list-item>
          <text:p text:style-name="P10">Find MSB in o(1) </text:p>
        </text:list-item>
        <text:list-item>
          <text:p text:style-name="P10">Find square of a number without using multiplication or division operators.  </text:p>
        </text:list-item>
      </text:list>
      <text:p text:style-name="P1">Day13: (Stack and Queue) </text:p>
      <text:list xml:id="list2500849902378753375" text:style-name="L13">
        <text:list-item>
          <text:p text:style-name="P11">Implement Stack / Implement Queue</text:p>
        </text:list-item>
        <text:list-item>
          <text:p text:style-name="P11">BFS </text:p>
        </text:list-item>
        <text:list-item>
          <text:p text:style-name="P11">Implement Stack using Queue</text:p>
        </text:list-item>
        <text:list-item>
          <text:p text:style-name="P11">Implement Queue using Stack </text:p>
        </text:list-item>
        <text:list-item>
          <text:p text:style-name="P11">Check for balanced parentheses </text:p>
        </text:list-item>
        <text:list-item>
          <text:p text:style-name="P11">Next Greater Element </text:p>
        </text:list-item>
      </text:list>
      <text:p text:style-name="Text_20_body"/>
      <text:p text:style-name="P1">Day14: </text:p>
      <text:list xml:id="list4397432151368322531" text:style-name="L14">
        <text:list-item>
          <text:p text:style-name="P12">Next Smaller Element </text:p>
        </text:list-item>
        <text:list-item>
          <text:p text:style-name="P12">LRU cache (vvvv. imp) </text:p>
        </text:list-item>
        <text:list-item>
          <text:p text:style-name="P12">Largest rectangle in histogram </text:p>
        </text:list-item>
        <text:list-item>
          <text:p text:style-name="P12">Sliding Window maximum </text:p>
        </text:list-item>
        <text:list-item>
          <text:p text:style-name="P12">Implement Min Stack  </text:p>
        </text:list-item>
        <text:list-item>
          <text:p text:style-name="P12">Rotten Orange (Using BFS)  </text:p>
        </text:list-item>
      </text:list>
      <text:p text:style-name="Text_20_body"/>
      <text:p text:style-name="P1">Day17: (Binary Tree) </text:p>
      <text:list xml:id="list7781512396589221647" text:style-name="L17">
        <text:list-item>
          <text:p text:style-name="P13">Inorder Traversal (with recursion and without recursion) </text:p>
        </text:list-item>
        <text:list-item>
          <text:p text:style-name="P13">Preorder Traversal (with recursion and without recursion) </text:p>
        </text:list-item>
        <text:list-item>
          <text:p text:style-name="P13">Postorder Traversal (with recursion and without recursion)  </text:p>
        </text:list-item>
        <text:list-item>
          <text:p text:style-name="P13">LeftView Of Binary Tree</text:p>
        </text:list-item>
        <text:list-item>
          <text:p text:style-name="P13">Bottom View of Binary Tree</text:p>
        </text:list-item>
        <text:list-item>
          <text:p text:style-name="P13"><text:soft-page-break/>Top View of Binary Tree </text:p>
        </text:list-item>
      </text:list>
      <text:p text:style-name="Text_20_body"/>
      <text:p text:style-name="P1">Day18: (Binary Tree) </text:p>
      <text:list xml:id="list5995596889494324337" text:style-name="L18">
        <text:list-item>
          <text:p text:style-name="P14">Level order Traversal / Level order traversal in spiral form </text:p>
        </text:list-item>
        <text:list-item>
          <text:p text:style-name="P14">Height of a Binary Tree </text:p>
        </text:list-item>
        <text:list-item>
          <text:p text:style-name="P14">Diameter of Binary Tree </text:p>
        </text:list-item>
        <text:list-item>
          <text:p text:style-name="P14">Check if Binary tree is height balanced or not </text:p>
        </text:list-item>
        <text:list-item>
          <text:p text:style-name="P14">LCA in Binary Tree </text:p>
        </text:list-item>
        <text:list-item>
          <text:p text:style-name="P14">Check if two trees are identical or not </text:p>
        </text:list-item>
      </text:list>
      <text:p text:style-name="Text_20_body"/>
      <text:p text:style-name="P1">Day 19: (Binary Tree) </text:p>
      <text:list xml:id="list3625535537090593038" text:style-name="L19">
        <text:list-item>
          <text:p text:style-name="P15">Maximum path sum </text:p>
        </text:list-item>
        <text:list-item>
          <text:p text:style-name="P15">Construct Binary Tree from inorder and preorder </text:p>
        </text:list-item>
        <text:list-item>
          <text:p text:style-name="P15">Construct Binary Tree from Inorder and Postorder </text:p>
        </text:list-item>
        <text:list-item>
          <text:p text:style-name="P15">Symmetric Binary Tree </text:p>
        </text:list-item>
        <text:list-item>
          <text:p text:style-name="P15">Flatten Binary Tree to LinkedList </text:p>
        </text:list-item>
        <text:list-item>
          <text:p text:style-name="P15">Check if Binary Tree is mirror of itself or not   </text:p>
        </text:list-item>
      </text:list>
      <text:p text:style-name="Text_20_body"/>
      <text:p text:style-name="P1">Day 20: (Binary Search Tree) </text:p>
      <text:list xml:id="list5456162468266779893" text:style-name="L20">
        <text:list-item>
          <text:p text:style-name="P16">Populate Next Right pointers of Tree </text:p>
        </text:list-item>
        <text:list-item>
          <text:p text:style-name="P16">Search given Key in BST </text:p>
        </text:list-item>
        <text:list-item>
          <text:p text:style-name="P16">Construct BST from given keys. </text:p>
        </text:list-item>
        <text:list-item>
          <text:p text:style-name="P16">Check is a BT is BST or not  </text:p>
        </text:list-item>
        <text:list-item>
          <text:p text:style-name="P16">Find LCA of two nodes in BST </text:p>
        </text:list-item>
        <text:list-item>
          <text:p text:style-name="P16">Find the inorder predecessor/successor of a given Key in BST. </text:p>
        </text:list-item>
      </text:list>
      <text:p text:style-name="Text_20_body"/>
      <text:p text:style-name="P1">Day21: (BinarySearchTree) </text:p>
      <text:list xml:id="list4678017760449718583" text:style-name="L21">
        <text:list-item>
          <text:p text:style-name="P17">Floor and Ceil in a BST </text:p>
        </text:list-item>
        <text:list-item>
          <text:p text:style-name="P17">Find K-th smallest and K-th largest element in BST (2 different Questions) </text:p>
        </text:list-item>
        <text:list-item>
          <text:p text:style-name="P17">Find a pair with a given sum in BST </text:p>
        </text:list-item>
        <text:list-item>
          <text:p text:style-name="P17">BST iterator </text:p>
        </text:list-item>
        <text:list-item>
          <text:p text:style-name="P17">Size of the largest BST in a Binary Tree </text:p>
        </text:list-item>
        <text:list-item>
          <text:p text:style-name="P17">Serialize and deserialize Binary Tree</text:p>
        </text:list-item>
      </text:list>
      <text:p text:style-name="Text_20_body"/>
      <text:p text:style-name="P1">Day22: (Mixed Questions) </text:p>
      <text:list xml:id="list1433873371921062433" text:style-name="L22">
        <text:list-item>
          <text:p text:style-name="P18">Binary Tree to Double Linked List </text:p>
        </text:list-item>
        <text:list-item>
          <text:p text:style-name="P18">Find median in a stream of running integers. </text:p>
        </text:list-item>
        <text:list-item>
          <text:p text:style-name="P18">K-th largest element in a stream. </text:p>
        </text:list-item>
        <text:list-item>
          <text:p text:style-name="P18">Distinct numbers in Window. </text:p>
        </text:list-item>
        <text:list-item>
          <text:p text:style-name="P18">K-th largest element in an unsorted array. </text:p>
        </text:list-item>
        <text:list-item>
          <text:p text:style-name="P30"><text:soft-page-break/><text:span text:style-name="T1">Flood-fill Algorithm   </text:span></text:p>
        </text:list-item>
      </text:list>
      <text:list xml:id="list1197305305999091804" text:style-name="L24">
        <text:list-header>
          <text:p text:style-name="P19"/>
        </text:list-header>
      </text:list>
      <text:p text:style-name="P1">Day27: </text:p>
      <text:list xml:id="list2611265700592908265" text:style-name="L27">
        <text:list-item>
          <text:p text:style-name="P20">Revise OS notes that you would have made during your sem </text:p>
        </text:list-item>
        <text:list-item>
          <text:p text:style-name="P20">If not made notes, spend 2 or 3  days and make notes from Knowledge Gate. </text:p>
        </text:list-item>
      </text:list>
      <text:p text:style-name="Text_20_body"/>
      <text:p text:style-name="P1">Day28: </text:p>
      <text:list xml:id="list6736505917706973546" text:style-name="L28">
        <text:list-item>
          <text:p text:style-name="P21">Revise DBMS notes that you would have made during your semesters. </text:p>
        </text:list-item>
        <text:list-item>
          <text:p text:style-name="P21">If not made notes, spend 2 or 3  days and make notes from Knowledge Gate. </text:p>
        </text:list-item>
      </text:list>
      <text:p text:style-name="Text_20_body"/>
      <text:p text:style-name="P1">Day29: </text:p>
      <text:list xml:id="list2921054430743527459" text:style-name="L29">
        <text:list-item>
          <text:p text:style-name="P22">Revise CN notes, that you would have made during your sem. </text:p>
        </text:list-item>
        <text:list-item>
          <text:p text:style-name="P22">If not made notes, spend 2 or 3  days and make notes from Knowledge Gate. </text:p>
        </text:list-item>
      </text:list>
      <text:p text:style-name="Text_20_body"/>
      <text:p text:style-name="P1">Day30: </text:p>
      <text:list xml:id="list1155193359044416509" text:style-name="L30">
        <text:list-item>
          <text:p text:style-name="P23">Make a note of how will your represent your projects, and prepare all questions related to tech which you have used in your projects. Prepare a note which you can say for 3-10 minutes when he asks you that say something about the project. </text:p>
        </text:list-item>
      </text:list>
      <text:p text:style-name="Text_20_body"/>
      <text:p text:style-name="P1">Hurrah!! You are ready for your placement after a month of hard-work without a cheat day. 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6-16T19:11:38.586474995</dc:date>
    <meta:editing-duration>P3DT21H9M18S</meta:editing-duration>
    <meta:editing-cycles>438</meta:editing-cycles>
    <meta:document-statistic meta:table-count="0" meta:image-count="0" meta:object-count="0" meta:page-count="8" meta:paragraph-count="259" meta:word-count="1033" meta:character-count="13154" meta:non-whitespace-character-count="12499"/>
  </office:meta>
</office:document-meta>
</file>